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fo:break-before="pag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8"/>
    <style:style style:name="P8" style:family="paragraph" style:parent-style-name="Text_20_body" style:list-style-name="L9"/>
    <style:style style:name="P9" style:family="paragraph" style:parent-style-name="Text_20_body" style:list-style-name="L4">
      <style:paragraph-properties fo:margin-left="0in" fo:margin-right="0in" fo:text-indent="0in" style:auto-text-indent="false"/>
    </style:style>
    <style:style style:name="P10" style:family="paragraph" style:parent-style-name="Text_20_body" style:list-style-name="L3">
      <style:paragraph-properties fo:margin-left="0in" fo:margin-right="0in" fo:text-indent="0in" style:auto-text-indent="false"/>
    </style:style>
    <style:style style:name="P11" style:family="paragraph" style:parent-style-name="Text_20_body" style:list-style-name="L6">
      <style:paragraph-properties fo:margin-left="0in" fo:margin-right="0in" fo:text-indent="0in" style:auto-text-indent="false"/>
    </style:style>
    <style:style style:name="P12" style:family="paragraph" style:parent-style-name="Text_20_body" style:list-style-name="L10">
      <style:paragraph-properties fo:margin-left="0in" fo:margin-right="0in" fo:text-indent="0in" style:auto-text-indent="false"/>
    </style:style>
    <style:style style:name="P13" style:family="paragraph" style:parent-style-name="Text_20_body" style:list-style-name="L5">
      <style:paragraph-properties fo:margin-left="-0.4925in" fo:margin-right="0in" fo:text-indent="0in" style:auto-text-indent="false"/>
    </style:style>
    <style:style style:name="P14" style:family="paragraph" style:parent-style-name="Text_20_body" style:list-style-name="L7">
      <style:paragraph-properties fo:margin-left="0.25in" fo:margin-right="0in" fo:text-indent="0in" style:auto-text-indent="false"/>
    </style:style>
    <style:style style:name="P15" style:family="paragraph" style:parent-style-name="Standard" style:list-style-name="L3">
      <style:paragraph-properties fo:margin-left="0in" fo:margin-right="0in" fo:text-indent="0in" style:auto-text-indent="false"/>
    </style:style>
    <style:style style:name="T1" style:family="text">
      <style:text-properties fo:font-style="normal" style:font-style-asian="normal" style:font-style-complex="normal"/>
    </style:style>
    <style:style style:name="T2" style:family="text">
      <style:text-properties style:font-name="Courier New"/>
    </style:style>
    <style:style style:name="T3" style:family="text">
      <style:text-properties style:font-name="Courier New" fo:font-size="10.5pt" style:font-size-asian="10.5pt" style:font-size-complex="10.5pt"/>
    </style:style>
    <style:style style:name="T4" style:family="text">
      <style:text-properties fo:font-size="10.5pt" style:font-size-asian="10.5pt" style:font-size-complex="10.5pt"/>
    </style:style>
    <style:style style:name="T5" style:family="text">
      <style:text-properties fo:font-weight="bold" style:font-weight-asian="bold" style:font-weight-complex="bold"/>
    </style:style>
    <style:style style:name="T6"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25in" text:min-label-width="0.25in"/>
        <style:text-properties style:font-name="StarSymbol"/>
      </text:list-level-style-bullet>
      <text:list-level-style-bullet text:level="9" text:style-name="Bullet_20_Symbols" style:num-suffix="." text:bullet-char="■">
        <style:list-level-properties text:space-before="3.75in" text:min-label-width="0.25in"/>
        <style:text-properties style:font-name="StarSymbol"/>
      </text:list-level-style-bullet>
      <text:list-level-style-bullet text:level="10" text:style-name="Bullet_20_Symbols" style:num-suffix="." text:bullet-char="●">
        <style:list-level-properties text:space-before="4.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ule 3 Demo 4: Using -XX:+PrintGCDetails </text:h>
      <text:p text:style-name="Text_20_body">This demo obtains and interprets GC output produced by the -XX:+PrintGCDetails option of the java command.</text:p>
      <text:p text:style-name="Text_20_body">Slide id: 98</text:p>
      <text:h text:style-name="Heading_20_3" text:outline-level="3">Required Software</text:h>
      <text:list text:style-name="L1">
        <text:list-item>
          <text:p text:style-name="P4">Any OS</text:p>
        </text:list-item>
        <text:list-item>
          <text:p text:style-name="P4">JDK 1.5 or higher</text:p>
        </text:list-item>
      </text:list>
      <text:list text:style-name="L1">
        <text:list-item text:start-value="1">
          <text:p text:style-name="P4">Java2Demo </text:p>
        </text:list-item>
      </text:list>
      <text:p text:style-name="P1">Located in: &lt;JDK install dir&gt;/demo/jfc/Java2D/Java2Demo.jar</text:p>
      <text:h text:style-name="Heading_20_3" text:outline-level="3">Objectives</text:h>
      <text:list text:style-name="L2">
        <text:list-item>
          <text:p text:style-name="P5">Use the -XX:+PrintGCDetails option of the java command to obtain GC output.</text:p>
        </text:list-item>
        <text:list-item>
          <text:p text:style-name="P5">Interpret the GC output.</text:p>
        </text:list-item>
      </text:list>
      <text:h text:style-name="Heading_20_3" text:outline-level="3">Preparations</text:h>
      <text:p text:style-name="Text_20_body">Verify and if required download and install Java SE 5 or later.</text:p>
      <text:list text:style-name="L3">
        <text:list-item>
          <text:p text:style-name="P6">Verify if you are running Java SE 5 or later. To check enter the following command on a terminal window:</text:p>
        </text:list-item>
      </text:list>
      <text:p text:style-name="P1"><text:s/>java -version</text:p>
      <text:list text:style-name="L4">
        <text:list-item>
          <text:list>
            <text:list-header>
              <text:p text:style-name="P9">If the response is: java version 1.5.0_00 or later you can bypass the next step and proceed to the Instructions subsection.</text:p>
            </text:list-header>
          </text:list>
        </text:list-item>
      </text:list>
      <text:list text:style-name="L3" text:continue-numbering="true">
        <text:list-item>
          <text:p text:style-name="P10">Download and <text:s/>install the latest version of Java SE from <text:a xlink:type="simple" xlink:href="http://visualvm.dev.java.net/">http://java.sun.com/javase/downloads/index.jsp</text:a>. </text:p>
        </text:list-item>
      </text:list>
      <text:p text:style-name="P1">Add the bin subdirectory of the Java SE version, to the OS PATH variable.</text:p>
      <text:list text:style-name="L3" text:continue-numbering="true">
        <text:list-header>
          <text:p text:style-name="P15"/>
        </text:list-header>
      </text:list>
      <text:h text:style-name="Heading_20_3" text:outline-level="3">Instructions</text:h>
      <text:list text:style-name="L3">
        <text:list-item text:start-value="1">
          <text:p text:style-name="P6">Open a command line window and change directory to the Java2D demo directory:</text:p>
        </text:list-item>
      </text:list>
      <text:p text:style-name="P1">cd &lt;JDK install dir&gt;<text:span text:style-name="T1">/demo/jfc/Java2D</text:span></text:p>
      <text:list text:style-name="L3" text:continue-numbering="true">
        <text:list-item>
          <text:p text:style-name="P6">Run the Java2Demo with the following command line switches: </text:p>
        </text:list-item>
      </text:list>
      <text:p text:style-name="P1">java -client -XX:+PrintGCDetails -Xmx12m -Xms3m -Xmn1m -XX:MaxPermSize=3m <text:line-break/>-XX:PermSize=1m -jar Java2Demo.jar </text:p>
      <text:list text:style-name="L3" text:continue-numbering="true">
        <text:list-item>
          <text:p text:style-name="P6">Observe the command line window for output after launching the applications. </text:p>
        </text:list-item>
        <text:list-item>
          <text:p text:style-name="P6">Use the <text:span text:style-name="T6">GC Output Interpretation Notes</text:span> below to interpret the output.</text:p>
        </text:list-item>
      </text:list>
      <text:h text:style-name="Heading_20_3" text:outline-level="3"><text:soft-page-break/>GC Output Interpretation Notes</text:h>
      <text:p text:style-name="Text_20_body">GC output contains lines such as this: </text:p>
      <text:list text:style-name="L5">
        <text:list-header>
          <text:p text:style-name="P13"><text:line-break/><text:span text:style-name="T3">[GC [DefNew: 64575K-&gt;959K(64576K), 0.0457646 secs] 196016K-&gt;133633K(261184K), 0.0459067 secs][Times: user=0.05, sys=0.02, real=0.03]</text:span><text:span text:style-name="T2"> </text:span></text:p>
        </text:list-header>
      </text:list>
      <text:p text:style-name="P2">Each line of output indicates the garbage collector has done some work. These lines are interpreted as follows:</text:p>
      <text:list text:style-name="L6">
        <text:list-item>
          <text:p text:style-name="P11">The 'GC' label in the first column of the output indicates that a minor collection was performed. </text:p>
        </text:list-item>
      </text:list>
      <text:p text:style-name="P1">Other values for the first column are:</text:p>
      <text:list text:style-name="L7">
        <text:list-item>
          <text:p text:style-name="P14">Full GC indicating a full GC event.</text:p>
        </text:list-item>
        <text:list-item>
          <text:p text:style-name="P14">Full GC (System) indicating the Full GC was provoked by an explicit Java source code call to System.gc method.</text:p>
        </text:list-item>
      </text:list>
      <text:p text:style-name="P1"><text:s/></text:p>
      <text:list text:style-name="L6">
        <text:list-item text:start-value="1">
          <text:p text:style-name="P11">The output portion DefNew: 64575K-&gt;959K(64576K), 0.0457646 secs indicates <text:s/>the <text:s/>minor collection event shown recovered about 98% of the young generation heap space, and took approximately 46 milliseconds.</text:p>
        </text:list-item>
        <text:list-item>
          <text:p text:style-name="P11">The output portion 196016K-&gt;133633K(261184K), 0.0459067 secs indicates a reduction of the entire Java heap usage from by about 51%. </text:p>
        </text:list-item>
      </text:list>
      <text:p text:style-name="P1">The time of <text:s/>0.0459067 secs shows the slight additional overhead for the collection (over and above the collection of the young generation space). This is the likely time associated with stopping and starting both application threads and GC threads along with some additional internal work associated with the collector. </text:p>
      <text:list text:style-name="L6">
        <text:list-item text:start-value="1">
          <text:p text:style-name="P11">The output portion [Times: user=0.05, sys=0.02, real=0.03] <text:s/>shows the user, system and the real CPU (usr + sys) times (used in the GC event)respectively. </text:p>
        </text:list-item>
        <text:list-item>
          <text:p text:style-name="P11">The first column is the type of gc event, GC = minor collection event, Full GC = full gc event. It is also possible to see a "Full GC (System)" gc event. This means the Full GC was provoked by an explicit Java source code call to System.gc(). Full GC gc event types may include perm generation space statistics. When permanent generation is re-sized, the output includes permanent generation statistics. </text:p>
        </text:list-item>
      </text:list>
      <text:p text:style-name="P2">In addition to the value of GC (shown in the sample output) other values for the first column are:</text:p>
      <text:list text:style-name="L7">
        <text:list-item text:start-value="1">
          <text:p text:style-name="P14">Full GC indicating a full GC event.</text:p>
        </text:list-item>
        <text:list-item>
          <text:p text:style-name="P14">Full GC (System) indicating the Full GC was provoked by an explicit Java source code call to System.gc method.</text:p>
        </text:list-item>
      </text:list>
      <text:p text:style-name="P2">Full GC events can include permanent generation space statistics. This happens when the <text:s/>permanent generation is re-sized. </text:p>
      <text:p text:style-name="Text_20_body"/>
      <text:p text:style-name="P3">You might also see output such as this: </text:p>
      <text:p text:style-name="P2"><text:span text:style-name="T3">[GC: [DefNew: 8128K-&gt;8128K(8128K), 0.0000505 secs]<text:line-break/>[Tenured: 18154K-&gt;2311K(24576K), 0.1290354 secs] 26282K-&gt;2311K(32704K), 0.1293306 secs][Times: user=0.02, sys=0.01, real=0.03]</text:span><text:span text:style-name="T4"> </text:span></text:p>
      <text:p text:style-name="P2">This output is interpreted as follows:</text:p>
      <text:list text:style-name="L8">
        <text:list-item>
          <text:p text:style-name="P7">The 'GC' label in the first column of the output indicates that a minor collection was performed. </text:p>
        </text:list-item>
        <text:list-item>
          <text:p text:style-name="P7">Notice that the young generation space was not collected, it stayed full at 8128K bytes. This activity took took about 50 microseconds (0.0000505 seconds).</text:p>
        </text:list-item>
        <text:list-item>
          <text:p text:style-name="P7">Notice that there is information shown for a major collection occurring delineated by the 'Tenured' label. The tenured, or old generation usage was reduced to about 10% 18154K-&gt;2311K(24576K) and took about .13 seconds, 0.1290354 secs. Again, you can see the amount of CPU time consumed after the 'Times' label. </text:p>
        </text:list-item>
      </text:list>
      <text:p text:style-name="Text_20_body">The following list contains In short, output that includes </text:p>
      <text:list text:style-name="L9">
        <text:list-item>
          <text:p text:style-name="P8">The DefNew: labels indicates a young generation collection. The output will also show how much was collected and how long it took.</text:p>
        </text:list-item>
        <text:list-item>
          <text:p text:style-name="P8">The Tenured: label indicates an old generation collection. The output will also show how much was collected and how long it took</text:p>
        </text:list-item>
        <text:list-item>
          <text:p text:style-name="P8">The Perm: label indicates a permanent generation collection. <text:line-break/></text:p>
        </text:list-item>
      </text:list>
      <text:p text:style-name="Text_20_body">Note that on older versions of JDK 6 and on JDK 5, you may not see the [Times: .... ] information when specifying -XX:+PrintGCDetails. </text:p>
      <text:h text:style-name="Heading_20_3" text:outline-level="3">Collection Patterns to Watch for </text:h>
      <text:p text:style-name="P2">When examining GC output you should look out for the following patterns.</text:p>
      <text:list text:style-name="L10">
        <text:list-item>
          <text:p text:style-name="P12">Frequent collections and/or increasing old generation heap sizes. </text:p>
        </text:list-item>
        <text:list-item>
          <text:p text:style-name="P12">Full GC events that include the "(System)" label indicate the application is explicitly calling System.gc(). In general, this is not an advisable practice. </text:p>
        </text:list-item>
        <text:list-item>
          <text:p text:style-name="P12">See permanent generation being re-sized could mean explicit sizing of permanent generation might be useful. </text:p>
        </text:list-item>
        <text:list-item>
          <text:p text:style-name="P12">Many, or often, or lengthy Full GC events imply an application in need of Java heap space tuning. </text:p>
        </text:list-item>
      </text:list>
      <text:p text:style-name="P2">The goal in tuning the garbage collector and Java heap spaces is to minimize the occurrence of Full GC events, minimize the frequency of GC events in general while maintaining acceptable pause tim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asok</meta:initial-creator>
    <meta:creation-date>2008-06-26T11:17:04</meta:creation-date>
    <dc:creator>charlie hunt</dc:creator>
    <dc:date>2008-07-30T09:36:47</dc:date>
    <dc:language>en-US</dc:language>
    <meta:editing-cycles>24</meta:editing-cycles>
    <meta:editing-duration>PT14H21M16S</meta:editing-duration>
    <meta:user-defined meta:name="Info 1"/>
    <meta:user-defined meta:name="Info 2"/>
    <meta:user-defined meta:name="Info 3"/>
    <meta:user-defined meta:name="Info 4"/>
    <meta:document-statistic meta:table-count="0" meta:image-count="0" meta:object-count="0" meta:page-count="3" meta:paragraph-count="61" meta:word-count="903" meta:character-count="5558"/>
  </office:meta>
</office:document-meta>
</file>